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ry.setServer( MBeanServer mbean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unregisterComponent( String o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ry.setMBeanServer( MBeanServer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loadMetaInfDescriptors( ClassLoader c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gistry.findManagedBeans( String grou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gistry.preDeregi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gistry.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unregisterComponent( String domain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istry.findDescriptor( Class beanClass , String 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gistry.getMBeanServ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gistry.setGuard( Object gua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istry.getType( ObjectName oname , String at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gistry.loadMBeans( Object source , ClassLoader 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invoke( List mbeans , String operation , boolean failFirs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egistry.registerComponent( Object bean , String domain , String ty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istry.loadCachedDescriptors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findManaged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istry.loadDescriptors( String packageName , ClassLoader classLoad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gistry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ry.res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removeManagedBean( Managed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istry.loadDescriptors( String sourceType , Object source , String par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istry.postDeregi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gistry.getModelerSource( String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istry.findManagedBean( Object bean , Class beanClass , String typ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Registry.getMethodInfo( ObjectName oname , String op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gistry.loadMBeans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findManagedBean( Class beanClass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registerComponent( Object bean , String oname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loadMetadata( Objec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ry.postRegister( Boolean registrationD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gistry.getId( String domain ,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gistry.unregisterComponent( ObjectName o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istry.setUseContextClassLoader( boolean en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istry.convertValue( String type , String valu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gistry.findManagedBea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istry.getRegistry( Object key , Object guar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egistry.unregisterRegistry( Class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loadRegistry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ry.registerComponent( Object bean , ObjectName oname , String 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gistry.addManagedBean( ManagedBean 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istry.preRegister( MBeanServer server , Object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ry.loadDescriptors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sourceTypeFromExt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istry.ge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load( String sourceType , Object source , String param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